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71588"/>
          <table:table-cell office:value-type="float" office:value="0.781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.0"/>
          <table:table-cell office:value-type="float" office:value="1912.0"/>
          <table:table-cell office:value-type="float" office:value="94414.0"/>
          <table:table-cell office:value-type="float" office:value="339222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3.35522"/>
          <table:table-cell office:value-type="float" office:value="1.04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035.0"/>
          <table:table-cell office:value-type="float" office:value="11899.0"/>
          <table:table-cell office:value-type="float" office:value="94414.0"/>
          <table:table-cell office:value-type="float" office:value="339222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4.65285"/>
          <table:table-cell office:value-type="float" office:value="0.77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946.0"/>
          <table:table-cell office:value-type="float" office:value="94114.0"/>
          <table:table-cell office:value-type="float" office:value="338282.0"/>
          <table:table-cell office:value-type="float" office:value="149892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66406"/>
          <table:table-cell office:value-type="float" office:value="0.72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.0"/>
          <table:table-cell office:value-type="float" office:value="1977.0"/>
          <table:table-cell office:value-type="float" office:value="94414.0"/>
          <table:table-cell office:value-type="float" office:value="339222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3.27471"/>
          <table:table-cell office:value-type="float" office:value="1.273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556.0"/>
          <table:table-cell office:value-type="float" office:value="21720.0"/>
          <table:table-cell office:value-type="float" office:value="94414.0"/>
          <table:table-cell office:value-type="float" office:value="339222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4.46949"/>
          <table:table-cell office:value-type="float" office:value="0.59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969.0"/>
          <table:table-cell office:value-type="float" office:value="94114.0"/>
          <table:table-cell office:value-type="float" office:value="338282.0"/>
          <table:table-cell office:value-type="float" office:value="150280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78306"/>
          <table:table-cell office:value-type="float" office:value="0.6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104.0"/>
          <table:table-cell office:value-type="float" office:value="94414.0"/>
          <table:table-cell office:value-type="float" office:value="339220.0"/>
          <table:table-cell office:value-type="float" office:value="122836.0"/>
          <table:table-cell office:value-type="float" office:value="0.0"/>
          <table:table-cell office:value-type="float" office:value="0.0"/>
          <table:table-cell office:value-type="float" office:value="2.7424"/>
          <table:table-cell office:value-type="float" office:value="0.6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617.0"/>
          <table:table-cell office:value-type="float" office:value="94414.0"/>
          <table:table-cell office:value-type="float" office:value="339220.0"/>
          <table:table-cell office:value-type="float" office:value="129800.0"/>
          <table:table-cell office:value-type="float" office:value="0.0"/>
          <table:table-cell office:value-type="float" office:value="0.0"/>
          <table:table-cell office:value-type="float" office:value="4.56244"/>
          <table:table-cell office:value-type="float" office:value="0.71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016.0"/>
          <table:table-cell office:value-type="float" office:value="94114.0"/>
          <table:table-cell office:value-type="float" office:value="338280.0"/>
          <table:table-cell office:value-type="float" office:value="150280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64976"/>
          <table:table-cell office:value-type="float" office:value="0.774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1951.0"/>
          <table:table-cell office:value-type="float" office:value="94414.0"/>
          <table:table-cell office:value-type="float" office:value="339230.0"/>
          <table:table-cell office:value-type="float" office:value="130428.0"/>
          <table:table-cell office:value-type="float" office:value="0.0"/>
          <table:table-cell office:value-type="float" office:value="0.0"/>
          <table:table-cell office:value-type="float" office:value="3.33911"/>
          <table:table-cell office:value-type="float" office:value="0.902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36.0"/>
          <table:table-cell office:value-type="float" office:value="4480.0"/>
          <table:table-cell office:value-type="float" office:value="94414.0"/>
          <table:table-cell office:value-type="float" office:value="339230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4.78896"/>
          <table:table-cell office:value-type="float" office:value="0.66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1473.0"/>
          <table:table-cell office:value-type="float" office:value="94114.0"/>
          <table:table-cell office:value-type="float" office:value="338290.0"/>
          <table:table-cell office:value-type="float" office:value="149692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65125"/>
          <table:table-cell office:value-type="float" office:value="0.711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877.0"/>
          <table:table-cell office:value-type="float" office:value="94414.0"/>
          <table:table-cell office:value-type="float" office:value="339231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2.99844"/>
          <table:table-cell office:value-type="float" office:value="0.69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740.0"/>
          <table:table-cell office:value-type="float" office:value="94414.0"/>
          <table:table-cell office:value-type="float" office:value="339231.0"/>
          <table:table-cell office:value-type="float" office:value="130320.0"/>
          <table:table-cell office:value-type="float" office:value="0.0"/>
          <table:table-cell office:value-type="float" office:value="0.0"/>
          <table:table-cell office:value-type="float" office:value="4.95433"/>
          <table:table-cell office:value-type="float" office:value="0.89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47.0"/>
          <table:table-cell office:value-type="float" office:value="5775.0"/>
          <table:table-cell office:value-type="float" office:value="94114.0"/>
          <table:table-cell office:value-type="float" office:value="338291.0"/>
          <table:table-cell office:value-type="float" office:value="150280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45575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2.4187"/>
          <table:table-cell office:value-type="float" office:value="0.5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188.0"/>
          <table:table-cell office:value-type="float" office:value="0.0"/>
          <table:table-cell office:value-type="float" office:value="0.0"/>
          <table:table-cell office:value-type="float" office:value="4.31632"/>
          <table:table-cell office:value-type="float" office:value="0.5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704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97881"/>
          <table:table-cell office:value-type="float" office:value="0.979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79.0"/>
          <table:table-cell office:value-type="float" office:value="8875.0"/>
          <table:table-cell office:value-type="float" office:value="100350.0"/>
          <table:table-cell office:value-type="float" office:value="356495.0"/>
          <table:table-cell office:value-type="float" office:value="134388.0"/>
          <table:table-cell office:value-type="float" office:value="0.0"/>
          <table:table-cell office:value-type="float" office:value="0.0"/>
          <table:table-cell office:value-type="float" office:value="2.67403"/>
          <table:table-cell office:value-type="float" office:value="0.67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738.0"/>
          <table:table-cell office:value-type="float" office:value="100350.0"/>
          <table:table-cell office:value-type="float" office:value="356495.0"/>
          <table:table-cell office:value-type="float" office:value="131728.0"/>
          <table:table-cell office:value-type="float" office:value="0.0"/>
          <table:table-cell office:value-type="float" office:value="0.0"/>
          <table:table-cell office:value-type="float" office:value="4.66571"/>
          <table:table-cell office:value-type="float" office:value="0.76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3.0"/>
          <table:table-cell office:value-type="float" office:value="1988.0"/>
          <table:table-cell office:value-type="float" office:value="100050.0"/>
          <table:table-cell office:value-type="float" office:value="355555.0"/>
          <table:table-cell office:value-type="float" office:value="147324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86049"/>
          <table:table-cell office:value-type="float" office:value="0.801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9.0"/>
          <table:table-cell office:value-type="float" office:value="6919.0"/>
          <table:table-cell office:value-type="float" office:value="100350.0"/>
          <table:table-cell office:value-type="float" office:value="356505.0"/>
          <table:table-cell office:value-type="float" office:value="134384.0"/>
          <table:table-cell office:value-type="float" office:value="0.0"/>
          <table:table-cell office:value-type="float" office:value="0.0"/>
          <table:table-cell office:value-type="float" office:value="2.64013"/>
          <table:table-cell office:value-type="float" office:value="0.64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536.0"/>
          <table:table-cell office:value-type="float" office:value="100350.0"/>
          <table:table-cell office:value-type="float" office:value="356505.0"/>
          <table:table-cell office:value-type="float" office:value="131776.0"/>
          <table:table-cell office:value-type="float" office:value="0.0"/>
          <table:table-cell office:value-type="float" office:value="0.0"/>
          <table:table-cell office:value-type="float" office:value="4.60384"/>
          <table:table-cell office:value-type="float" office:value="0.77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5.0"/>
          <table:table-cell office:value-type="float" office:value="2856.0"/>
          <table:table-cell office:value-type="float" office:value="100050.0"/>
          <table:table-cell office:value-type="float" office:value="355565.0"/>
          <table:table-cell office:value-type="float" office:value="147148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95932"/>
          <table:table-cell office:value-type="float" office:value="1.085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671.0"/>
          <table:table-cell office:value-type="float" office:value="19962.0"/>
          <table:table-cell office:value-type="float" office:value="100350.0"/>
          <table:table-cell office:value-type="float" office:value="356514.0"/>
          <table:table-cell office:value-type="float" office:value="134388.0"/>
          <table:table-cell office:value-type="float" office:value="0.0"/>
          <table:table-cell office:value-type="float" office:value="0.0"/>
          <table:table-cell office:value-type="float" office:value="2.83523"/>
          <table:table-cell office:value-type="float" office:value="0.77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34.0"/>
          <table:table-cell office:value-type="float" office:value="3849.0"/>
          <table:table-cell office:value-type="float" office:value="100350.0"/>
          <table:table-cell office:value-type="float" office:value="356514.0"/>
          <table:table-cell office:value-type="float" office:value="134384.0"/>
          <table:table-cell office:value-type="float" office:value="0.0"/>
          <table:table-cell office:value-type="float" office:value="0.0"/>
          <table:table-cell office:value-type="float" office:value="4.64272"/>
          <table:table-cell office:value-type="float" office:value="0.805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2924.0"/>
          <table:table-cell office:value-type="float" office:value="100050.0"/>
          <table:table-cell office:value-type="float" office:value="355574.0"/>
          <table:table-cell office:value-type="float" office:value="146944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46103"/>
          <table:table-cell office:value-type="float" office:value="0.4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096.0"/>
          <table:table-cell office:value-type="float" office:value="0.0"/>
          <table:table-cell office:value-type="float" office:value="0.0"/>
          <table:table-cell office:value-type="float" office:value="2.40096"/>
          <table:table-cell office:value-type="float" office:value="0.5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516.0"/>
          <table:table-cell office:value-type="float" office:value="0.0"/>
          <table:table-cell office:value-type="float" office:value="0.0"/>
          <table:table-cell office:value-type="float" office:value="4.339"/>
          <table:table-cell office:value-type="float" office:value="0.4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80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23855"/>
          <table:table-cell office:value-type="float" office:value="0.39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2.0"/>
          <table:table-cell office:value-type="float" office:value="2016.0"/>
          <table:table-cell office:value-type="float" office:value="34720.0"/>
          <table:table-cell office:value-type="float" office:value="125677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2.4423"/>
          <table:table-cell office:value-type="float" office:value="0.436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42.0"/>
          <table:table-cell office:value-type="float" office:value="8585.0"/>
          <table:table-cell office:value-type="float" office:value="34720.0"/>
          <table:table-cell office:value-type="float" office:value="125677.0"/>
          <table:table-cell office:value-type="float" office:value="126164.0"/>
          <table:table-cell office:value-type="float" office:value="0.0"/>
          <table:table-cell office:value-type="float" office:value="0.0"/>
          <table:table-cell office:value-type="float" office:value="2.88685"/>
          <table:table-cell office:value-type="float" office:value="0.2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724.0"/>
          <table:table-cell office:value-type="float" office:value="34570.0"/>
          <table:table-cell office:value-type="float" office:value="125207.0"/>
          <table:table-cell office:value-type="float" office:value="132416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30071"/>
          <table:table-cell office:value-type="float" office:value="0.446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089.0"/>
          <table:table-cell office:value-type="float" office:value="5337.0"/>
          <table:table-cell office:value-type="float" office:value="34720.0"/>
          <table:table-cell office:value-type="float" office:value="125677.0"/>
          <table:table-cell office:value-type="float" office:value="127248.0"/>
          <table:table-cell office:value-type="float" office:value="0.0"/>
          <table:table-cell office:value-type="float" office:value="0.0"/>
          <table:table-cell office:value-type="float" office:value="2.67192"/>
          <table:table-cell office:value-type="float" office:value="0.575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420.0"/>
          <table:table-cell office:value-type="float" office:value="9935.0"/>
          <table:table-cell office:value-type="float" office:value="34720.0"/>
          <table:table-cell office:value-type="float" office:value="125677.0"/>
          <table:table-cell office:value-type="float" office:value="126164.0"/>
          <table:table-cell office:value-type="float" office:value="0.0"/>
          <table:table-cell office:value-type="float" office:value="0.0"/>
          <table:table-cell office:value-type="float" office:value="2.9628"/>
          <table:table-cell office:value-type="float" office:value="0.26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26.0"/>
          <table:table-cell office:value-type="float" office:value="34570.0"/>
          <table:table-cell office:value-type="float" office:value="125207.0"/>
          <table:table-cell office:value-type="float" office:value="132416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19257"/>
          <table:table-cell office:value-type="float" office:value="0.358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8.0"/>
          <table:table-cell office:value-type="float" office:value="1786.0"/>
          <table:table-cell office:value-type="float" office:value="34720.0"/>
          <table:table-cell office:value-type="float" office:value="125677.0"/>
          <table:table-cell office:value-type="float" office:value="125648.0"/>
          <table:table-cell office:value-type="float" office:value="0.0"/>
          <table:table-cell office:value-type="float" office:value="0.0"/>
          <table:table-cell office:value-type="float" office:value="2.26814"/>
          <table:table-cell office:value-type="float" office:value="0.27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2.0"/>
          <table:table-cell office:value-type="float" office:value="781.0"/>
          <table:table-cell office:value-type="float" office:value="34720.0"/>
          <table:table-cell office:value-type="float" office:value="125677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3.30094"/>
          <table:table-cell office:value-type="float" office:value="0.2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3.0"/>
          <table:table-cell office:value-type="float" office:value="34570.0"/>
          <table:table-cell office:value-type="float" office:value="125207.0"/>
          <table:table-cell office:value-type="float" office:value="132416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20849"/>
          <table:table-cell office:value-type="float" office:value="0.423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08.0"/>
          <table:table-cell office:value-type="float" office:value="4185.0"/>
          <table:table-cell office:value-type="float" office:value="34720.0"/>
          <table:table-cell office:value-type="float" office:value="125677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2.40012"/>
          <table:table-cell office:value-type="float" office:value="0.378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95.0"/>
          <table:table-cell office:value-type="float" office:value="5408.0"/>
          <table:table-cell office:value-type="float" office:value="34720.0"/>
          <table:table-cell office:value-type="float" office:value="125677.0"/>
          <table:table-cell office:value-type="float" office:value="126472.0"/>
          <table:table-cell office:value-type="float" office:value="0.0"/>
          <table:table-cell office:value-type="float" office:value="0.0"/>
          <table:table-cell office:value-type="float" office:value="2.71864"/>
          <table:table-cell office:value-type="float" office:value="0.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790.0"/>
          <table:table-cell office:value-type="float" office:value="34570.0"/>
          <table:table-cell office:value-type="float" office:value="125207.0"/>
          <table:table-cell office:value-type="float" office:value="132416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51056"/>
          <table:table-cell office:value-type="float" office:value="0.613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179.0"/>
          <table:table-cell office:value-type="float" office:value="9824.0"/>
          <table:table-cell office:value-type="float" office:value="34720.0"/>
          <table:table-cell office:value-type="float" office:value="125677.0"/>
          <table:table-cell office:value-type="float" office:value="127760.0"/>
          <table:table-cell office:value-type="float" office:value="0.0"/>
          <table:table-cell office:value-type="float" office:value="0.0"/>
          <table:table-cell office:value-type="float" office:value="2.68598"/>
          <table:table-cell office:value-type="float" office:value="0.542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90.0"/>
          <table:table-cell office:value-type="float" office:value="6501.0"/>
          <table:table-cell office:value-type="float" office:value="34720.0"/>
          <table:table-cell office:value-type="float" office:value="125677.0"/>
          <table:table-cell office:value-type="float" office:value="124812.0"/>
          <table:table-cell office:value-type="float" office:value="0.0"/>
          <table:table-cell office:value-type="float" office:value="0.0"/>
          <table:table-cell office:value-type="float" office:value="2.75163"/>
          <table:table-cell office:value-type="float" office:value="0.2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2.0"/>
          <table:table-cell office:value-type="float" office:value="34570.0"/>
          <table:table-cell office:value-type="float" office:value="125207.0"/>
          <table:table-cell office:value-type="float" office:value="132416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3.34261"/>
          <table:table-cell office:value-type="float" office:value="1.003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02.0"/>
          <table:table-cell office:value-type="float" office:value="10964.0"/>
          <table:table-cell office:value-type="float" office:value="89922.0"/>
          <table:table-cell office:value-type="float" office:value="324971.0"/>
          <table:table-cell office:value-type="float" office:value="127712.0"/>
          <table:table-cell office:value-type="float" office:value="0.0"/>
          <table:table-cell office:value-type="float" office:value="0.0"/>
          <table:table-cell office:value-type="float" office:value="2.65669"/>
          <table:table-cell office:value-type="float" office:value="0.603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2349.0"/>
          <table:table-cell office:value-type="float" office:value="89922.0"/>
          <table:table-cell office:value-type="float" office:value="324971.0"/>
          <table:table-cell office:value-type="float" office:value="128056.0"/>
          <table:table-cell office:value-type="float" office:value="0.0"/>
          <table:table-cell office:value-type="float" office:value="0.0"/>
          <table:table-cell office:value-type="float" office:value="4.13191"/>
          <table:table-cell office:value-type="float" office:value="0.632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3192.0"/>
          <table:table-cell office:value-type="float" office:value="89622.0"/>
          <table:table-cell office:value-type="float" office:value="324031.0"/>
          <table:table-cell office:value-type="float" office:value="149688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75067"/>
          <table:table-cell office:value-type="float" office:value="0.779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93.0"/>
          <table:table-cell office:value-type="float" office:value="6105.0"/>
          <table:table-cell office:value-type="float" office:value="89922.0"/>
          <table:table-cell office:value-type="float" office:value="324970.0"/>
          <table:table-cell office:value-type="float" office:value="128196.0"/>
          <table:table-cell office:value-type="float" office:value="0.0"/>
          <table:table-cell office:value-type="float" office:value="0.0"/>
          <table:table-cell office:value-type="float" office:value="2.71014"/>
          <table:table-cell office:value-type="float" office:value="0.63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1548.0"/>
          <table:table-cell office:value-type="float" office:value="89922.0"/>
          <table:table-cell office:value-type="float" office:value="324970.0"/>
          <table:table-cell office:value-type="float" office:value="128336.0"/>
          <table:table-cell office:value-type="float" office:value="0.0"/>
          <table:table-cell office:value-type="float" office:value="0.0"/>
          <table:table-cell office:value-type="float" office:value="4.07303"/>
          <table:table-cell office:value-type="float" office:value="0.57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396.0"/>
          <table:table-cell office:value-type="float" office:value="89622.0"/>
          <table:table-cell office:value-type="float" office:value="324030.0"/>
          <table:table-cell office:value-type="float" office:value="147432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83276"/>
          <table:table-cell office:value-type="float" office:value="0.902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372.0"/>
          <table:table-cell office:value-type="float" office:value="7726.0"/>
          <table:table-cell office:value-type="float" office:value="89922.0"/>
          <table:table-cell office:value-type="float" office:value="324970.0"/>
          <table:table-cell office:value-type="float" office:value="128196.0"/>
          <table:table-cell office:value-type="float" office:value="0.0"/>
          <table:table-cell office:value-type="float" office:value="0.0"/>
          <table:table-cell office:value-type="float" office:value="3.56575"/>
          <table:table-cell office:value-type="float" office:value="1.533"/>
          <table:table-cell office:value-type="float" office:value="0.99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4447.0"/>
          <table:table-cell office:value-type="float" office:value="42475.0"/>
          <table:table-cell office:value-type="float" office:value="89922.0"/>
          <table:table-cell office:value-type="float" office:value="324970.0"/>
          <table:table-cell office:value-type="float" office:value="129280.0"/>
          <table:table-cell office:value-type="float" office:value="0.0"/>
          <table:table-cell office:value-type="float" office:value="0.0"/>
          <table:table-cell office:value-type="float" office:value="4.58926"/>
          <table:table-cell office:value-type="float" office:value="0.726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46.0"/>
          <table:table-cell office:value-type="float" office:value="9355.0"/>
          <table:table-cell office:value-type="float" office:value="89622.0"/>
          <table:table-cell office:value-type="float" office:value="324030.0"/>
          <table:table-cell office:value-type="float" office:value="148000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5.59415"/>
          <table:table-cell office:value-type="float" office:value="3.176"/>
          <table:table-cell office:value-type="float" office:value="2.1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281.0"/>
          <table:table-cell office:value-type="float" office:value="38612.0"/>
          <table:table-cell office:value-type="float" office:value="89922.0"/>
          <table:table-cell office:value-type="float" office:value="324970.0"/>
          <table:table-cell office:value-type="float" office:value="129280.0"/>
          <table:table-cell office:value-type="float" office:value="0.0"/>
          <table:table-cell office:value-type="float" office:value="0.0"/>
          <table:table-cell office:value-type="float" office:value="3.02754"/>
          <table:table-cell office:value-type="float" office:value="1.133"/>
          <table:table-cell office:value-type="float" office:value="0.4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81.0"/>
          <table:table-cell office:value-type="float" office:value="15403.0"/>
          <table:table-cell office:value-type="float" office:value="89922.0"/>
          <table:table-cell office:value-type="float" office:value="324970.0"/>
          <table:table-cell office:value-type="float" office:value="129280.0"/>
          <table:table-cell office:value-type="float" office:value="0.0"/>
          <table:table-cell office:value-type="float" office:value="0.0"/>
          <table:table-cell office:value-type="float" office:value="4.11451"/>
          <table:table-cell office:value-type="float" office:value="0.687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9.0"/>
          <table:table-cell office:value-type="float" office:value="3812.0"/>
          <table:table-cell office:value-type="float" office:value="89622.0"/>
          <table:table-cell office:value-type="float" office:value="324030.0"/>
          <table:table-cell office:value-type="float" office:value="146468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73403"/>
          <table:table-cell office:value-type="float" office:value="0.777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7.0"/>
          <table:table-cell office:value-type="float" office:value="5916.0"/>
          <table:table-cell office:value-type="float" office:value="89922.0"/>
          <table:table-cell office:value-type="float" office:value="324972.0"/>
          <table:table-cell office:value-type="float" office:value="129016.0"/>
          <table:table-cell office:value-type="float" office:value="0.0"/>
          <table:table-cell office:value-type="float" office:value="0.0"/>
          <table:table-cell office:value-type="float" office:value="2.62347"/>
          <table:table-cell office:value-type="float" office:value="0.59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927.0"/>
          <table:table-cell office:value-type="float" office:value="89922.0"/>
          <table:table-cell office:value-type="float" office:value="324972.0"/>
          <table:table-cell office:value-type="float" office:value="129280.0"/>
          <table:table-cell office:value-type="float" office:value="0.0"/>
          <table:table-cell office:value-type="float" office:value="0.0"/>
          <table:table-cell office:value-type="float" office:value="4.59445"/>
          <table:table-cell office:value-type="float" office:value="0.751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30.0"/>
          <table:table-cell office:value-type="float" office:value="9088.0"/>
          <table:table-cell office:value-type="float" office:value="89622.0"/>
          <table:table-cell office:value-type="float" office:value="324032.0"/>
          <table:table-cell office:value-type="float" office:value="150276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06045"/>
          <table:table-cell office:value-type="float" office:value="0.1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919.0"/>
          <table:table-cell office:value-type="float" office:value="11598.0"/>
          <table:table-cell office:value-type="float" office:value="4222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2.01968"/>
          <table:table-cell office:value-type="float" office:value="0.19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6.0"/>
          <table:table-cell office:value-type="float" office:value="1135.0"/>
          <table:table-cell office:value-type="float" office:value="11598.0"/>
          <table:table-cell office:value-type="float" office:value="42225.0"/>
          <table:table-cell office:value-type="float" office:value="125072.0"/>
          <table:table-cell office:value-type="float" office:value="0.0"/>
          <table:table-cell office:value-type="float" office:value="0.0"/>
          <table:table-cell office:value-type="float" office:value="2.11729"/>
          <table:table-cell office:value-type="float" office:value="0.15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11538.0"/>
          <table:table-cell office:value-type="float" office:value="42037.0"/>
          <table:table-cell office:value-type="float" office:value="129608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07842"/>
          <table:table-cell office:value-type="float" office:value="0.25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32.0"/>
          <table:table-cell office:value-type="float" office:value="1838.0"/>
          <table:table-cell office:value-type="float" office:value="11598.0"/>
          <table:table-cell office:value-type="float" office:value="42225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2.05098"/>
          <table:table-cell office:value-type="float" office:value="0.08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7.0"/>
          <table:table-cell office:value-type="float" office:value="733.0"/>
          <table:table-cell office:value-type="float" office:value="11598.0"/>
          <table:table-cell office:value-type="float" office:value="42225.0"/>
          <table:table-cell office:value-type="float" office:value="126900.0"/>
          <table:table-cell office:value-type="float" office:value="0.0"/>
          <table:table-cell office:value-type="float" office:value="0.0"/>
          <table:table-cell office:value-type="float" office:value="2.04422"/>
          <table:table-cell office:value-type="float" office:value="0.0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11538.0"/>
          <table:table-cell office:value-type="float" office:value="42037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03811"/>
          <table:table-cell office:value-type="float" office:value="0.1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29.0"/>
          <table:table-cell office:value-type="float" office:value="11598.0"/>
          <table:table-cell office:value-type="float" office:value="4222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2.08201"/>
          <table:table-cell office:value-type="float" office:value="0.18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14.0"/>
          <table:table-cell office:value-type="float" office:value="11598.0"/>
          <table:table-cell office:value-type="float" office:value="4222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2.01885"/>
          <table:table-cell office:value-type="float" office:value="0.09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1538.0"/>
          <table:table-cell office:value-type="float" office:value="42037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13849"/>
          <table:table-cell office:value-type="float" office:value="0.10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3.0"/>
          <table:table-cell office:value-type="float" office:value="1004.0"/>
          <table:table-cell office:value-type="float" office:value="11598.0"/>
          <table:table-cell office:value-type="float" office:value="4222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2.08585"/>
          <table:table-cell office:value-type="float" office:value="0.13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65.0"/>
          <table:table-cell office:value-type="float" office:value="11598.0"/>
          <table:table-cell office:value-type="float" office:value="4222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2.04026"/>
          <table:table-cell office:value-type="float" office:value="0.1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1538.0"/>
          <table:table-cell office:value-type="float" office:value="42037.0"/>
          <table:table-cell office:value-type="float" office:value="128752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09924"/>
          <table:table-cell office:value-type="float" office:value="0.1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65.0"/>
          <table:table-cell office:value-type="float" office:value="11598.0"/>
          <table:table-cell office:value-type="float" office:value="42225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96753"/>
          <table:table-cell office:value-type="float" office:value="0.2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628.0"/>
          <table:table-cell office:value-type="float" office:value="11598.0"/>
          <table:table-cell office:value-type="float" office:value="42225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2.0593"/>
          <table:table-cell office:value-type="float" office:value="0.1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4.0"/>
          <table:table-cell office:value-type="float" office:value="11538.0"/>
          <table:table-cell office:value-type="float" office:value="42037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